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istorico_del_precio_del_Bitco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Fecha</text:p>
          </table:table-cell>
          <table:table-cell office:value-type="string" table:style-name="ce2">
            <text:p>Último</text:p>
          </table:table-cell>
          <table:table-cell office:value-type="string" table:style-name="ce2">
            <text:p>Apertura</text:p>
          </table:table-cell>
          <table:table-cell office:value-type="string" table:style-name="ce2">
            <text:p>Máximo</text:p>
          </table:table-cell>
          <table:table-cell office:value-type="string" table:style-name="ce2">
            <text:p>Mínim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23.10.2020</text:p>
          </table:table-cell>
          <table:table-cell office:value-type="float" office:value="12934.1" table:style-name="ce2">
            <text:p>12934,1</text:p>
          </table:table-cell>
          <table:table-cell office:value-type="float" office:value="12972.7" table:style-name="ce2">
            <text:p>12972,7</text:p>
          </table:table-cell>
          <table:table-cell office:value-type="float" office:value="13025.5" table:style-name="ce2">
            <text:p>13025,5</text:p>
          </table:table-cell>
          <table:table-cell office:value-type="float" office:value="12738.9" table:style-name="ce2">
            <text:p>12738,9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2.10.2020</text:p>
          </table:table-cell>
          <table:table-cell office:value-type="float" office:value="12974.6" table:style-name="ce2">
            <text:p>12974,6</text:p>
          </table:table-cell>
          <table:table-cell office:value-type="float" office:value="12805.5" table:style-name="ce2">
            <text:p>12805,5</text:p>
          </table:table-cell>
          <table:table-cell office:value-type="float" office:value="13183.9" table:style-name="ce2">
            <text:p>13183,9</text:p>
          </table:table-cell>
          <table:table-cell office:value-type="float" office:value="12698.2" table:style-name="ce2">
            <text:p>12698,2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1.10.2020</text:p>
          </table:table-cell>
          <table:table-cell office:value-type="float" office:value="12808.7" table:style-name="ce2">
            <text:p>12808,7</text:p>
          </table:table-cell>
          <table:table-cell office:value-type="float" office:value="11913.6" table:style-name="ce2">
            <text:p>11913,6</text:p>
          </table:table-cell>
          <table:table-cell office:value-type="float" office:value="13213.5" table:style-name="ce2">
            <text:p>13213,5</text:p>
          </table:table-cell>
          <table:table-cell office:value-type="float" office:value="11894.6" table:style-name="ce2">
            <text:p>11894,6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0.10.2020</text:p>
          </table:table-cell>
          <table:table-cell office:value-type="float" office:value="11913.5" table:style-name="ce2">
            <text:p>11913,5</text:p>
          </table:table-cell>
          <table:table-cell office:value-type="float" office:value="11753.9" table:style-name="ce2">
            <text:p>11753,9</text:p>
          </table:table-cell>
          <table:table-cell office:value-type="float" office:value="12029.4" table:style-name="ce2">
            <text:p>12029,4</text:p>
          </table:table-cell>
          <table:table-cell office:value-type="float" office:value="11685.7" table:style-name="ce2">
            <text:p>11685,7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9.10.2020</text:p>
          </table:table-cell>
          <table:table-cell office:value-type="float" office:value="11753.4" table:style-name="ce2">
            <text:p>11753,4</text:p>
          </table:table-cell>
          <table:table-cell office:value-type="float" office:value="11507.1" table:style-name="ce2">
            <text:p>11507,1</text:p>
          </table:table-cell>
          <table:table-cell office:value-type="float" office:value="11823.3" table:style-name="ce2">
            <text:p>11823,3</text:p>
          </table:table-cell>
          <table:table-cell office:value-type="float" office:value="11413.9" table:style-name="ce2">
            <text:p>11413,9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8.10.2020</text:p>
          </table:table-cell>
          <table:table-cell office:value-type="float" office:value="11506.9" table:style-name="ce2">
            <text:p>11506,9</text:p>
          </table:table-cell>
          <table:table-cell office:value-type="float" office:value="11362.1" table:style-name="ce2">
            <text:p>11362,1</text:p>
          </table:table-cell>
          <table:table-cell office:value-type="float" office:value="11506.9" table:style-name="ce2">
            <text:p>11506,9</text:p>
          </table:table-cell>
          <table:table-cell office:value-type="float" office:value="11349.8" table:style-name="ce2">
            <text:p>11349,8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7.10.2020</text:p>
          </table:table-cell>
          <table:table-cell office:value-type="float" office:value="11362.1" table:style-name="ce2">
            <text:p>11362,1</text:p>
          </table:table-cell>
          <table:table-cell office:value-type="float" office:value="11321.8" table:style-name="ce2">
            <text:p>11321,8</text:p>
          </table:table-cell>
          <table:table-cell office:value-type="float" office:value="11402.7" table:style-name="ce2">
            <text:p>11402,7</text:p>
          </table:table-cell>
          <table:table-cell office:value-type="float" office:value="11274.4" table:style-name="ce2">
            <text:p>11274,4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6.10.2020</text:p>
          </table:table-cell>
          <table:table-cell office:value-type="float" office:value="11322" table:style-name="ce2">
            <text:p>11322</text:p>
          </table:table-cell>
          <table:table-cell office:value-type="float" office:value="11503.2" table:style-name="ce2">
            <text:p>11503,2</text:p>
          </table:table-cell>
          <table:table-cell office:value-type="float" office:value="11542.2" table:style-name="ce2">
            <text:p>11542,2</text:p>
          </table:table-cell>
          <table:table-cell office:value-type="float" office:value="11224.6" table:style-name="ce2">
            <text:p>11224,6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5.10.2020</text:p>
          </table:table-cell>
          <table:table-cell office:value-type="float" office:value="11503" table:style-name="ce2">
            <text:p>11503</text:p>
          </table:table-cell>
          <table:table-cell office:value-type="float" office:value="11421.4" table:style-name="ce2">
            <text:p>11421,4</text:p>
          </table:table-cell>
          <table:table-cell office:value-type="float" office:value="11590.9" table:style-name="ce2">
            <text:p>11590,9</text:p>
          </table:table-cell>
          <table:table-cell office:value-type="float" office:value="11276.7" table:style-name="ce2">
            <text:p>11276,7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4.10.2020</text:p>
          </table:table-cell>
          <table:table-cell office:value-type="float" office:value="11420.4" table:style-name="ce2">
            <text:p>11420,4</text:p>
          </table:table-cell>
          <table:table-cell office:value-type="float" office:value="11424.4" table:style-name="ce2">
            <text:p>11424,4</text:p>
          </table:table-cell>
          <table:table-cell office:value-type="float" office:value="11541" table:style-name="ce2">
            <text:p>11541</text:p>
          </table:table-cell>
          <table:table-cell office:value-type="float" office:value="11293.5" table:style-name="ce2">
            <text:p>11293,5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3.10.2020</text:p>
          </table:table-cell>
          <table:table-cell office:value-type="float" office:value="11423.8" table:style-name="ce2">
            <text:p>11423,8</text:p>
          </table:table-cell>
          <table:table-cell office:value-type="float" office:value="11533.5" table:style-name="ce2">
            <text:p>11533,5</text:p>
          </table:table-cell>
          <table:table-cell office:value-type="float" office:value="11558" table:style-name="ce2">
            <text:p>11558</text:p>
          </table:table-cell>
          <table:table-cell office:value-type="float" office:value="11315.9" table:style-name="ce2">
            <text:p>11315,9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2.10.2020</text:p>
          </table:table-cell>
          <table:table-cell office:value-type="float" office:value="11533.9" table:style-name="ce2">
            <text:p>11533,9</text:p>
          </table:table-cell>
          <table:table-cell office:value-type="float" office:value="11370.8" table:style-name="ce2">
            <text:p>11370,8</text:p>
          </table:table-cell>
          <table:table-cell office:value-type="float" office:value="11715.9" table:style-name="ce2">
            <text:p>11715,9</text:p>
          </table:table-cell>
          <table:table-cell office:value-type="float" office:value="11227.4" table:style-name="ce2">
            <text:p>11227,4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1.10.2020</text:p>
          </table:table-cell>
          <table:table-cell office:value-type="float" office:value="11371" table:style-name="ce2">
            <text:p>11371</text:p>
          </table:table-cell>
          <table:table-cell office:value-type="float" office:value="11295.6" table:style-name="ce2">
            <text:p>11295,6</text:p>
          </table:table-cell>
          <table:table-cell office:value-type="float" office:value="11439.4" table:style-name="ce2">
            <text:p>11439,4</text:p>
          </table:table-cell>
          <table:table-cell office:value-type="float" office:value="11277.6" table:style-name="ce2">
            <text:p>11277,6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0.10.2020</text:p>
          </table:table-cell>
          <table:table-cell office:value-type="float" office:value="11298.4" table:style-name="ce2">
            <text:p>11298,4</text:p>
          </table:table-cell>
          <table:table-cell office:value-type="float" office:value="11053.5" table:style-name="ce2">
            <text:p>11053,5</text:p>
          </table:table-cell>
          <table:table-cell office:value-type="float" office:value="11475" table:style-name="ce2">
            <text:p>11475</text:p>
          </table:table-cell>
          <table:table-cell office:value-type="float" office:value="11053.1" table:style-name="ce2">
            <text:p>11053,1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9.10.2020</text:p>
          </table:table-cell>
          <table:table-cell office:value-type="float" office:value="11054.2" table:style-name="ce2">
            <text:p>11054,2</text:p>
          </table:table-cell>
          <table:table-cell office:value-type="float" office:value="10923.5" table:style-name="ce2">
            <text:p>10923,5</text:p>
          </table:table-cell>
          <table:table-cell office:value-type="float" office:value="11103" table:style-name="ce2">
            <text:p>11103</text:p>
          </table:table-cell>
          <table:table-cell office:value-type="float" office:value="10836.9" table:style-name="ce2">
            <text:p>10836,9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8.10.2020</text:p>
          </table:table-cell>
          <table:table-cell office:value-type="float" office:value="10924.1" table:style-name="ce2">
            <text:p>10924,1</text:p>
          </table:table-cell>
          <table:table-cell office:value-type="float" office:value="10670.7" table:style-name="ce2">
            <text:p>10670,7</text:p>
          </table:table-cell>
          <table:table-cell office:value-type="float" office:value="10948.6" table:style-name="ce2">
            <text:p>10948,6</text:p>
          </table:table-cell>
          <table:table-cell office:value-type="float" office:value="10549.6" table:style-name="ce2">
            <text:p>10549,6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7.10.2020</text:p>
          </table:table-cell>
          <table:table-cell office:value-type="float" office:value="10670.9" table:style-name="ce2">
            <text:p>10670,9</text:p>
          </table:table-cell>
          <table:table-cell office:value-type="float" office:value="10601" table:style-name="ce2">
            <text:p>10601</text:p>
          </table:table-cell>
          <table:table-cell office:value-type="float" office:value="10680.1" table:style-name="ce2">
            <text:p>10680,1</text:p>
          </table:table-cell>
          <table:table-cell office:value-type="float" office:value="10553.3" table:style-name="ce2">
            <text:p>10553,3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6.10.2020</text:p>
          </table:table-cell>
          <table:table-cell office:value-type="float" office:value="10602.6" table:style-name="ce2">
            <text:p>10602,6</text:p>
          </table:table-cell>
          <table:table-cell office:value-type="float" office:value="10790.2" table:style-name="ce2">
            <text:p>10790,2</text:p>
          </table:table-cell>
          <table:table-cell office:value-type="float" office:value="10800.3" table:style-name="ce2">
            <text:p>10800,3</text:p>
          </table:table-cell>
          <table:table-cell office:value-type="float" office:value="10530.8" table:style-name="ce2">
            <text:p>10530,8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5.10.2020</text:p>
          </table:table-cell>
          <table:table-cell office:value-type="float" office:value="10789.5" table:style-name="ce2">
            <text:p>10789,5</text:p>
          </table:table-cell>
          <table:table-cell office:value-type="float" office:value="10672.5" table:style-name="ce2">
            <text:p>10672,5</text:p>
          </table:table-cell>
          <table:table-cell office:value-type="float" office:value="10789.6" table:style-name="ce2">
            <text:p>10789,6</text:p>
          </table:table-cell>
          <table:table-cell office:value-type="float" office:value="10623.4" table:style-name="ce2">
            <text:p>10623,4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4.10.2020</text:p>
          </table:table-cell>
          <table:table-cell office:value-type="float" office:value="10672.9" table:style-name="ce2">
            <text:p>10672,9</text:p>
          </table:table-cell>
          <table:table-cell office:value-type="float" office:value="10544.4" table:style-name="ce2">
            <text:p>10544,4</text:p>
          </table:table-cell>
          <table:table-cell office:value-type="float" office:value="10693.3" table:style-name="ce2">
            <text:p>10693,3</text:p>
          </table:table-cell>
          <table:table-cell office:value-type="float" office:value="10520.8" table:style-name="ce2">
            <text:p>10520,8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3.10.2020</text:p>
          </table:table-cell>
          <table:table-cell office:value-type="float" office:value="10544.2" table:style-name="ce2">
            <text:p>10544,2</text:p>
          </table:table-cell>
          <table:table-cell office:value-type="float" office:value="10572.2" table:style-name="ce2">
            <text:p>10572,2</text:p>
          </table:table-cell>
          <table:table-cell office:value-type="float" office:value="10597.8" table:style-name="ce2">
            <text:p>10597,8</text:p>
          </table:table-cell>
          <table:table-cell office:value-type="float" office:value="10501.2" table:style-name="ce2">
            <text:p>10501,2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2.10.2020</text:p>
          </table:table-cell>
          <table:table-cell office:value-type="float" office:value="10572.3" table:style-name="ce2">
            <text:p>10572,3</text:p>
          </table:table-cell>
          <table:table-cell office:value-type="float" office:value="10619.6" table:style-name="ce2">
            <text:p>10619,6</text:p>
          </table:table-cell>
          <table:table-cell office:value-type="float" office:value="10662.9" table:style-name="ce2">
            <text:p>10662,9</text:p>
          </table:table-cell>
          <table:table-cell office:value-type="float" office:value="10387.6" table:style-name="ce2">
            <text:p>10387,6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1.10.2020</text:p>
          </table:table-cell>
          <table:table-cell office:value-type="float" office:value="10620.5" table:style-name="ce2">
            <text:p>10620,5</text:p>
          </table:table-cell>
          <table:table-cell office:value-type="float" office:value="10776.6" table:style-name="ce2">
            <text:p>10776,6</text:p>
          </table:table-cell>
          <table:table-cell office:value-type="float" office:value="10913.7" table:style-name="ce2">
            <text:p>10913,7</text:p>
          </table:table-cell>
          <table:table-cell office:value-type="float" office:value="10462.700000000001" table:style-name="ce2">
            <text:p>10462,7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30.09.2020</text:p>
          </table:table-cell>
          <table:table-cell office:value-type="float" office:value="10776.1" table:style-name="ce2">
            <text:p>10776,1</text:p>
          </table:table-cell>
          <table:table-cell office:value-type="float" office:value="10843.4" table:style-name="ce2">
            <text:p>10843,4</text:p>
          </table:table-cell>
          <table:table-cell office:value-type="float" office:value="10847.7" table:style-name="ce2">
            <text:p>10847,7</text:p>
          </table:table-cell>
          <table:table-cell office:value-type="float" office:value="10667.6" table:style-name="ce2">
            <text:p>10667,6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9.09.2020</text:p>
          </table:table-cell>
          <table:table-cell office:value-type="float" office:value="10840.9" table:style-name="ce2">
            <text:p>10840,9</text:p>
          </table:table-cell>
          <table:table-cell office:value-type="float" office:value="10694.3" table:style-name="ce2">
            <text:p>10694,3</text:p>
          </table:table-cell>
          <table:table-cell office:value-type="float" office:value="10858.4" table:style-name="ce2">
            <text:p>10858,4</text:p>
          </table:table-cell>
          <table:table-cell office:value-type="float" office:value="10642.4" table:style-name="ce2">
            <text:p>10642,4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8.09.2020</text:p>
          </table:table-cell>
          <table:table-cell office:value-type="float" office:value="10693.2" table:style-name="ce2">
            <text:p>10693,2</text:p>
          </table:table-cell>
          <table:table-cell office:value-type="float" office:value="10776.4" table:style-name="ce2">
            <text:p>10776,4</text:p>
          </table:table-cell>
          <table:table-cell office:value-type="float" office:value="10946.6" table:style-name="ce2">
            <text:p>10946,6</text:p>
          </table:table-cell>
          <table:table-cell office:value-type="float" office:value="10685.2" table:style-name="ce2">
            <text:p>10685,2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7.09.2020</text:p>
          </table:table-cell>
          <table:table-cell office:value-type="float" office:value="10776.2" table:style-name="ce2">
            <text:p>10776,2</text:p>
          </table:table-cell>
          <table:table-cell office:value-type="float" office:value="10727.9" table:style-name="ce2">
            <text:p>10727,9</text:p>
          </table:table-cell>
          <table:table-cell office:value-type="float" office:value="10799.2" table:style-name="ce2">
            <text:p>10799,2</text:p>
          </table:table-cell>
          <table:table-cell office:value-type="float" office:value="10602.7" table:style-name="ce2">
            <text:p>10602,7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6.09.2020</text:p>
          </table:table-cell>
          <table:table-cell office:value-type="float" office:value="10727.9" table:style-name="ce2">
            <text:p>10727,9</text:p>
          </table:table-cell>
          <table:table-cell office:value-type="float" office:value="10688.9" table:style-name="ce2">
            <text:p>10688,9</text:p>
          </table:table-cell>
          <table:table-cell office:value-type="float" office:value="10793.3" table:style-name="ce2">
            <text:p>10793,3</text:p>
          </table:table-cell>
          <table:table-cell office:value-type="float" office:value="10650.2" table:style-name="ce2">
            <text:p>10650,2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5.09.2020</text:p>
          </table:table-cell>
          <table:table-cell office:value-type="float" office:value="10688.8" table:style-name="ce2">
            <text:p>10688,8</text:p>
          </table:table-cell>
          <table:table-cell office:value-type="float" office:value="10739.9" table:style-name="ce2">
            <text:p>10739,9</text:p>
          </table:table-cell>
          <table:table-cell office:value-type="float" office:value="10756" table:style-name="ce2">
            <text:p>10756</text:p>
          </table:table-cell>
          <table:table-cell office:value-type="float" office:value="10558.9" table:style-name="ce2">
            <text:p>10558,9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4.09.2020</text:p>
          </table:table-cell>
          <table:table-cell office:value-type="float" office:value="10739.4" table:style-name="ce2">
            <text:p>10739,4</text:p>
          </table:table-cell>
          <table:table-cell office:value-type="float" office:value="10238.1" table:style-name="ce2">
            <text:p>10238,1</text:p>
          </table:table-cell>
          <table:table-cell office:value-type="float" office:value="10787.8" table:style-name="ce2">
            <text:p>10787,8</text:p>
          </table:table-cell>
          <table:table-cell office:value-type="float" office:value="10201" table:style-name="ce2">
            <text:p>10201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3.09.2020</text:p>
          </table:table-cell>
          <table:table-cell office:value-type="float" office:value="10237.299999999999" table:style-name="ce2">
            <text:p>10237,3</text:p>
          </table:table-cell>
          <table:table-cell office:value-type="float" office:value="10531.5" table:style-name="ce2">
            <text:p>10531,5</text:p>
          </table:table-cell>
          <table:table-cell office:value-type="float" office:value="10535.4" table:style-name="ce2">
            <text:p>10535,4</text:p>
          </table:table-cell>
          <table:table-cell office:value-type="float" office:value="10146.6" table:style-name="ce2">
            <text:p>10146,6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2.09.2020</text:p>
          </table:table-cell>
          <table:table-cell office:value-type="float" office:value="10531.5" table:style-name="ce2">
            <text:p>10531,5</text:p>
          </table:table-cell>
          <table:table-cell office:value-type="float" office:value="10419.4" table:style-name="ce2">
            <text:p>10419,4</text:p>
          </table:table-cell>
          <table:table-cell office:value-type="float" office:value="10570.7" table:style-name="ce2">
            <text:p>10570,7</text:p>
          </table:table-cell>
          <table:table-cell office:value-type="float" office:value="10361.700000000001" table:style-name="ce2">
            <text:p>10361,7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1.09.2020</text:p>
          </table:table-cell>
          <table:table-cell office:value-type="float" office:value="10416.799999999999" table:style-name="ce2">
            <text:p>10416,8</text:p>
          </table:table-cell>
          <table:table-cell office:value-type="float" office:value="10919.9" table:style-name="ce2">
            <text:p>10919,9</text:p>
          </table:table-cell>
          <table:table-cell office:value-type="float" office:value="10987.2" table:style-name="ce2">
            <text:p>10987,2</text:p>
          </table:table-cell>
          <table:table-cell office:value-type="float" office:value="10328.5" table:style-name="ce2">
            <text:p>10328,5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0.09.2020</text:p>
          </table:table-cell>
          <table:table-cell office:value-type="float" office:value="10921.5" table:style-name="ce2">
            <text:p>10921,5</text:p>
          </table:table-cell>
          <table:table-cell office:value-type="float" office:value="11081.6" table:style-name="ce2">
            <text:p>11081,6</text:p>
          </table:table-cell>
          <table:table-cell office:value-type="float" office:value="11081.6" table:style-name="ce2">
            <text:p>11081,6</text:p>
          </table:table-cell>
          <table:table-cell office:value-type="float" office:value="10772.7" table:style-name="ce2">
            <text:p>10772,7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9.09.2020</text:p>
          </table:table-cell>
          <table:table-cell office:value-type="float" office:value="11081.8" table:style-name="ce2">
            <text:p>11081,8</text:p>
          </table:table-cell>
          <table:table-cell office:value-type="float" office:value="10933" table:style-name="ce2">
            <text:p>10933</text:p>
          </table:table-cell>
          <table:table-cell office:value-type="float" office:value="11177.1" table:style-name="ce2">
            <text:p>11177,1</text:p>
          </table:table-cell>
          <table:table-cell office:value-type="float" office:value="10890.7" table:style-name="ce2">
            <text:p>10890,7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8.09.2020</text:p>
          </table:table-cell>
          <table:table-cell office:value-type="float" office:value="10933" table:style-name="ce2">
            <text:p>10933</text:p>
          </table:table-cell>
          <table:table-cell office:value-type="float" office:value="10941.3" table:style-name="ce2">
            <text:p>10941,3</text:p>
          </table:table-cell>
          <table:table-cell office:value-type="float" office:value="11029.7" table:style-name="ce2">
            <text:p>11029,7</text:p>
          </table:table-cell>
          <table:table-cell office:value-type="float" office:value="10818.7" table:style-name="ce2">
            <text:p>10818,7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7.09.2020</text:p>
          </table:table-cell>
          <table:table-cell office:value-type="float" office:value="10941.3" table:style-name="ce2">
            <text:p>10941,3</text:p>
          </table:table-cell>
          <table:table-cell office:value-type="float" office:value="10950.1" table:style-name="ce2">
            <text:p>10950,1</text:p>
          </table:table-cell>
          <table:table-cell office:value-type="float" office:value="11039.3" table:style-name="ce2">
            <text:p>11039,3</text:p>
          </table:table-cell>
          <table:table-cell office:value-type="float" office:value="10755.2" table:style-name="ce2">
            <text:p>10755,2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6.09.2020</text:p>
          </table:table-cell>
          <table:table-cell office:value-type="float" office:value="10949.5" table:style-name="ce2">
            <text:p>10949,5</text:p>
          </table:table-cell>
          <table:table-cell office:value-type="float" office:value="10785.2" table:style-name="ce2">
            <text:p>10785,2</text:p>
          </table:table-cell>
          <table:table-cell office:value-type="float" office:value="11093.3" table:style-name="ce2">
            <text:p>11093,3</text:p>
          </table:table-cell>
          <table:table-cell office:value-type="float" office:value="10669.2" table:style-name="ce2">
            <text:p>10669,2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5.09.2020</text:p>
          </table:table-cell>
          <table:table-cell office:value-type="float" office:value="10785.3" table:style-name="ce2">
            <text:p>10785,3</text:p>
          </table:table-cell>
          <table:table-cell office:value-type="float" office:value="10675.2" table:style-name="ce2">
            <text:p>10675,2</text:p>
          </table:table-cell>
          <table:table-cell office:value-type="float" office:value="10931.8" table:style-name="ce2">
            <text:p>10931,8</text:p>
          </table:table-cell>
          <table:table-cell office:value-type="float" office:value="10627.8" table:style-name="ce2">
            <text:p>10627,8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4.09.2020</text:p>
          </table:table-cell>
          <table:table-cell office:value-type="float" office:value="10675.3" table:style-name="ce2">
            <text:p>10675,3</text:p>
          </table:table-cell>
          <table:table-cell office:value-type="float" office:value="10332.700000000001" table:style-name="ce2">
            <text:p>10332,7</text:p>
          </table:table-cell>
          <table:table-cell office:value-type="float" office:value="10744.3" table:style-name="ce2">
            <text:p>10744,3</text:p>
          </table:table-cell>
          <table:table-cell office:value-type="float" office:value="10264.5" table:style-name="ce2">
            <text:p>10264,5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3.09.2020</text:p>
          </table:table-cell>
          <table:table-cell office:value-type="float" office:value="10326" table:style-name="ce2">
            <text:p>10326</text:p>
          </table:table-cell>
          <table:table-cell office:value-type="float" office:value="10441.700000000001" table:style-name="ce2">
            <text:p>10441,7</text:p>
          </table:table-cell>
          <table:table-cell office:value-type="float" office:value="10579.6" table:style-name="ce2">
            <text:p>10579,6</text:p>
          </table:table-cell>
          <table:table-cell office:value-type="float" office:value="10219.4" table:style-name="ce2">
            <text:p>10219,4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2.09.2020</text:p>
          </table:table-cell>
          <table:table-cell office:value-type="float" office:value="10441.9" table:style-name="ce2">
            <text:p>10441,9</text:p>
          </table:table-cell>
          <table:table-cell office:value-type="float" office:value="10390.200000000001" table:style-name="ce2">
            <text:p>10390,2</text:p>
          </table:table-cell>
          <table:table-cell office:value-type="float" office:value="10476.799999999999" table:style-name="ce2">
            <text:p>10476,8</text:p>
          </table:table-cell>
          <table:table-cell office:value-type="float" office:value="10275.9" table:style-name="ce2">
            <text:p>10275,9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1.09.2020</text:p>
          </table:table-cell>
          <table:table-cell office:value-type="float" office:value="10390.200000000001" table:style-name="ce2">
            <text:p>10390,2</text:p>
          </table:table-cell>
          <table:table-cell office:value-type="float" office:value="10339.799999999999" table:style-name="ce2">
            <text:p>10339,8</text:p>
          </table:table-cell>
          <table:table-cell office:value-type="float" office:value="10398.799999999999" table:style-name="ce2">
            <text:p>10398,8</text:p>
          </table:table-cell>
          <table:table-cell office:value-type="float" office:value="10212.6" table:style-name="ce2">
            <text:p>10212,6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0.09.2020</text:p>
          </table:table-cell>
          <table:table-cell office:value-type="float" office:value="10339.700000000001" table:style-name="ce2">
            <text:p>10339,7</text:p>
          </table:table-cell>
          <table:table-cell office:value-type="float" office:value="10224.299999999999" table:style-name="ce2">
            <text:p>10224,3</text:p>
          </table:table-cell>
          <table:table-cell office:value-type="float" office:value="10480.299999999999" table:style-name="ce2">
            <text:p>10480,3</text:p>
          </table:table-cell>
          <table:table-cell office:value-type="float" office:value="10219.200000000001" table:style-name="ce2">
            <text:p>10219,2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9.09.2020</text:p>
          </table:table-cell>
          <table:table-cell office:value-type="float" office:value="10224.6" table:style-name="ce2">
            <text:p>10224,6</text:p>
          </table:table-cell>
          <table:table-cell office:value-type="float" office:value="10126.799999999999" table:style-name="ce2">
            <text:p>10126,8</text:p>
          </table:table-cell>
          <table:table-cell office:value-type="float" office:value="10343.299999999999" table:style-name="ce2">
            <text:p>10343,3</text:p>
          </table:table-cell>
          <table:table-cell office:value-type="float" office:value="9984.6" table:style-name="ce2">
            <text:p>9984,6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8.09.2020</text:p>
          </table:table-cell>
          <table:table-cell office:value-type="float" office:value="10126.6" table:style-name="ce2">
            <text:p>10126,6</text:p>
          </table:table-cell>
          <table:table-cell office:value-type="float" office:value="10376.9" table:style-name="ce2">
            <text:p>10376,9</text:p>
          </table:table-cell>
          <table:table-cell office:value-type="float" office:value="10434.4" table:style-name="ce2">
            <text:p>10434,4</text:p>
          </table:table-cell>
          <table:table-cell office:value-type="float" office:value="9877.1" table:style-name="ce2">
            <text:p>9877,1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7.09.2020</text:p>
          </table:table-cell>
          <table:table-cell office:value-type="float" office:value="10376.9" table:style-name="ce2">
            <text:p>10376,9</text:p>
          </table:table-cell>
          <table:table-cell office:value-type="float" office:value="10296.4" table:style-name="ce2">
            <text:p>10296,4</text:p>
          </table:table-cell>
          <table:table-cell office:value-type="float" office:value="10400.9" table:style-name="ce2">
            <text:p>10400,9</text:p>
          </table:table-cell>
          <table:table-cell office:value-type="float" office:value="9887" table:style-name="ce2">
            <text:p>9887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6.09.2020</text:p>
          </table:table-cell>
          <table:table-cell office:value-type="float" office:value="10296.4" table:style-name="ce2">
            <text:p>10296,4</text:p>
          </table:table-cell>
          <table:table-cell office:value-type="float" office:value="10092.200000000001" table:style-name="ce2">
            <text:p>10092,2</text:p>
          </table:table-cell>
          <table:table-cell office:value-type="float" office:value="10337.700000000001" table:style-name="ce2">
            <text:p>10337,7</text:p>
          </table:table-cell>
          <table:table-cell office:value-type="float" office:value="10004.700000000001" table:style-name="ce2">
            <text:p>10004,7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5.09.2020</text:p>
          </table:table-cell>
          <table:table-cell office:value-type="float" office:value="10092.200000000001" table:style-name="ce2">
            <text:p>10092,2</text:p>
          </table:table-cell>
          <table:table-cell office:value-type="float" office:value="10472.299999999999" table:style-name="ce2">
            <text:p>10472,3</text:p>
          </table:table-cell>
          <table:table-cell office:value-type="float" office:value="10558.7" table:style-name="ce2">
            <text:p>10558,7</text:p>
          </table:table-cell>
          <table:table-cell office:value-type="float" office:value="9897.7999999999993" table:style-name="ce2">
            <text:p>9897,8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4.09.2020</text:p>
          </table:table-cell>
          <table:table-cell office:value-type="float" office:value="10472.5" table:style-name="ce2">
            <text:p>10472,5</text:p>
          </table:table-cell>
          <table:table-cell office:value-type="float" office:value="10168.700000000001" table:style-name="ce2">
            <text:p>10168,7</text:p>
          </table:table-cell>
          <table:table-cell office:value-type="float" office:value="10614.2" table:style-name="ce2">
            <text:p>10614,2</text:p>
          </table:table-cell>
          <table:table-cell office:value-type="float" office:value="9960.2999999999993" table:style-name="ce2">
            <text:p>9960,3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3.09.2020</text:p>
          </table:table-cell>
          <table:table-cell office:value-type="float" office:value="10168.799999999999" table:style-name="ce2">
            <text:p>10168,8</text:p>
          </table:table-cell>
          <table:table-cell office:value-type="float" office:value="11413.2" table:style-name="ce2">
            <text:p>11413,2</text:p>
          </table:table-cell>
          <table:table-cell office:value-type="float" office:value="11442.7" table:style-name="ce2">
            <text:p>11442,7</text:p>
          </table:table-cell>
          <table:table-cell office:value-type="float" office:value="10009.5" table:style-name="ce2">
            <text:p>10009,5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2.09.2020</text:p>
          </table:table-cell>
          <table:table-cell office:value-type="float" office:value="11413.3" table:style-name="ce2">
            <text:p>11413,3</text:p>
          </table:table-cell>
          <table:table-cell office:value-type="float" office:value="11914.4" table:style-name="ce2">
            <text:p>11914,4</text:p>
          </table:table-cell>
          <table:table-cell office:value-type="float" office:value="11947.5" table:style-name="ce2">
            <text:p>11947,5</text:p>
          </table:table-cell>
          <table:table-cell office:value-type="float" office:value="11244.9" table:style-name="ce2">
            <text:p>11244,9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01.09.2020</text:p>
          </table:table-cell>
          <table:table-cell office:value-type="float" office:value="11914.9" table:style-name="ce2">
            <text:p>11914,9</text:p>
          </table:table-cell>
          <table:table-cell office:value-type="float" office:value="11644.2" table:style-name="ce2">
            <text:p>11644,2</text:p>
          </table:table-cell>
          <table:table-cell office:value-type="float" office:value="12045.9" table:style-name="ce2">
            <text:p>12045,9</text:p>
          </table:table-cell>
          <table:table-cell office:value-type="float" office:value="11544.6" table:style-name="ce2">
            <text:p>11544,6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31.08.2020</text:p>
          </table:table-cell>
          <table:table-cell office:value-type="float" office:value="11644.2" table:style-name="ce2">
            <text:p>11644,2</text:p>
          </table:table-cell>
          <table:table-cell office:value-type="float" office:value="11701.1" table:style-name="ce2">
            <text:p>11701,1</text:p>
          </table:table-cell>
          <table:table-cell office:value-type="float" office:value="11760.2" table:style-name="ce2">
            <text:p>11760,2</text:p>
          </table:table-cell>
          <table:table-cell office:value-type="float" office:value="11563.8" table:style-name="ce2">
            <text:p>11563,8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30.08.2020</text:p>
          </table:table-cell>
          <table:table-cell office:value-type="float" office:value="11702" table:style-name="ce2">
            <text:p>11702</text:p>
          </table:table-cell>
          <table:table-cell office:value-type="float" office:value="11468.1" table:style-name="ce2">
            <text:p>11468,1</text:p>
          </table:table-cell>
          <table:table-cell office:value-type="float" office:value="11704.2" table:style-name="ce2">
            <text:p>11704,2</text:p>
          </table:table-cell>
          <table:table-cell office:value-type="float" office:value="11462.6" table:style-name="ce2">
            <text:p>11462,6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9.08.2020</text:p>
          </table:table-cell>
          <table:table-cell office:value-type="float" office:value="11468.1" table:style-name="ce2">
            <text:p>11468,1</text:p>
          </table:table-cell>
          <table:table-cell office:value-type="float" office:value="11527.8" table:style-name="ce2">
            <text:p>11527,8</text:p>
          </table:table-cell>
          <table:table-cell office:value-type="float" office:value="11576.8" table:style-name="ce2">
            <text:p>11576,8</text:p>
          </table:table-cell>
          <table:table-cell office:value-type="float" office:value="11433.5" table:style-name="ce2">
            <text:p>11433,5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8.08.2020</text:p>
          </table:table-cell>
          <table:table-cell office:value-type="float" office:value="11527.4" table:style-name="ce2">
            <text:p>11527,4</text:p>
          </table:table-cell>
          <table:table-cell office:value-type="float" office:value="11327.5" table:style-name="ce2">
            <text:p>11327,5</text:p>
          </table:table-cell>
          <table:table-cell office:value-type="float" office:value="11539" table:style-name="ce2">
            <text:p>11539</text:p>
          </table:table-cell>
          <table:table-cell office:value-type="float" office:value="11281.9" table:style-name="ce2">
            <text:p>11281,9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27.08.2020</text:p>
          </table:table-cell>
          <table:table-cell office:value-type="float" office:value="11327.4" table:style-name="ce2">
            <text:p>11327,4</text:p>
          </table:table-cell>
          <table:table-cell office:value-type="float" office:value="11462.3" table:style-name="ce2">
            <text:p>11462,3</text:p>
          </table:table-cell>
          <table:table-cell office:value-type="float" office:value="11580.3" table:style-name="ce2">
            <text:p>11580,3</text:p>
          </table:table-cell>
          <table:table-cell office:value-type="float" office:value="11135.3" table:style-name="ce2">
            <text:p>11135,3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26.08.2020</text:p>
          </table:table-cell>
          <table:table-cell office:value-type="float" office:value="11462.3" table:style-name="ce4">
            <text:p>11462,3</text:p>
          </table:table-cell>
          <table:table-cell office:value-type="float" office:value="11324.9" table:style-name="ce4">
            <text:p>11324,9</text:p>
          </table:table-cell>
          <table:table-cell office:value-type="float" office:value="11533.6" table:style-name="ce4">
            <text:p>11533,6</text:p>
          </table:table-cell>
          <table:table-cell office:value-type="float" office:value="11254.6" table:style-name="ce4">
            <text:p>11254,6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7">
            <text:p>25.08.2020</text:p>
          </table:table-cell>
          <table:table-cell office:value-type="float" office:value="11324.8" table:style-name="ce7">
            <text:p>11324,8</text:p>
          </table:table-cell>
          <table:table-cell office:value-type="float" office:value="11752.9" table:style-name="ce7">
            <text:p>11752,9</text:p>
          </table:table-cell>
          <table:table-cell office:value-type="float" office:value="11766.9" table:style-name="ce7">
            <text:p>11766,9</text:p>
          </table:table-cell>
          <table:table-cell office:value-type="float" office:value="11131" table:style-name="ce7">
            <text:p>11131</text:p>
          </table:table-cell>
          <table:table-cell table:style-name="ce1"/>
          <table:table-cell table:style-name="ce3"/>
          <table:table-cell table:number-columns-repeated="16377"/>
        </table:table-row>
        <table:table-row table:number-rows-repeated="2" table:style-name="ro1">
          <table:table-cell table:number-columns-repeated="5" table:style-name="ce5"/>
          <table:table-cell table:style-name="ce6"/>
          <table:table-cell table:style-name="ce3"/>
          <table:table-cell table:number-columns-repeated="16377"/>
        </table:table-row>
        <table:table-row table:number-rows-repeated="10485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SUS</dc:creator>
    <dc:date>2020-10-24T10:29:23Z</dc:date>
  </office:meta>
</office:document-meta>
</file>